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st.Instances.Common.Literal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Writ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st.Parse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int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.Mak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.Make.Config.Class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.Make.Commo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.Make.Instances.CN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.Make.Instances.CNF.Internal</text:p>
          </table:table-cell>
          <table:table-cell table:number-columns-repeated="16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a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7:28:51.182377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18T20:42:22.836897355</dc:date>
    <meta:editing-duration>PT3H51M43S</meta:editing-duration>
    <meta:editing-cycles>20</meta:editing-cycles>
    <meta:generator>LibreOffice/4.2.7.2$Linux_X86_64 LibreOffice_project/420m0$Build-2</meta:generator>
    <meta:document-statistic meta:table-count="1" meta:cell-count="856" meta:object-count="0"/>
  </office:meta>
</office:document-meta>
</file>